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61cm"/>
    </style:style>
    <style:style style:name="gr2" style:family="graphic" style:parent-style-name="standard">
      <style:graphic-properties draw:stroke="solid" svg:stroke-color="#000000" draw:fill="none" draw:fill-color="#ffffff" fo:min-height="14.972cm"/>
    </style:style>
    <style:style style:name="gr3" style:family="graphic" style:parent-style-name="standard">
      <style:graphic-properties draw:stroke="solid" svg:stroke-color="#000000" draw:fill="none" draw:fill-color="#ffffff" fo:min-height="0.885cm"/>
    </style:style>
    <style:style style:name="gr4" style:family="graphic" style:parent-style-name="standard">
      <style:graphic-properties draw:stroke="solid" svg:stroke-color="#000000" draw:fill="none" draw:fill-color="#ffffff" fo:min-height="0.422cm"/>
    </style:style>
    <style:style style:name="gr5" style:family="graphic" style:parent-style-name="standard">
      <style:graphic-properties draw:stroke="solid" svg:stroke-color="#000000" draw:fill="solid" draw:fill-color="#ffff99" fo:min-height="11.783cm"/>
    </style:style>
    <style:style style:name="gr6" style:family="graphic" style:parent-style-name="standard">
      <style:graphic-properties draw:stroke="solid" svg:stroke-color="#000000" draw:fill="solid" draw:fill-color="#ffffff" fo:min-height="0.526cm"/>
    </style:style>
    <style:style style:name="gr7" style:family="graphic" style:parent-style-name="standard">
      <style:graphic-properties draw:stroke="solid" svg:stroke-color="#000000" draw:fill="solid" draw:fill-color="#ffffff" fo:min-height="2.332cm"/>
    </style:style>
    <style:style style:name="gr8" style:family="graphic" style:parent-style-name="standard">
      <style:graphic-properties draw:stroke="solid" svg:stroke-color="#000000" draw:fill="none" draw:fill-color="#ffffff" fo:min-height="1.932cm"/>
    </style:style>
    <style:style style:name="gr9" style:family="graphic" style:parent-style-name="standard">
      <style:graphic-properties draw:stroke="solid" svg:stroke-color="#000000" draw:fill="solid" draw:fill-color="#d6efff" fo:min-height="1.619cm"/>
    </style:style>
    <style:style style:name="gr10" style:family="graphic" style:parent-style-name="standard">
      <style:graphic-properties draw:stroke="solid" svg:stroke-color="#000000" draw:fill="solid" draw:fill-color="#d6efff" fo:min-height="1.575cm"/>
    </style:style>
    <style:style style:name="gr11" style:family="graphic" style:parent-style-name="standard">
      <style:graphic-properties draw:stroke="solid" svg:stroke-color="#000000" draw:fill="solid" draw:fill-color="#ffffff" fo:min-height="0.338cm"/>
    </style:style>
    <style:style style:name="gr12" style:family="graphic" style:parent-style-name="standard">
      <style:graphic-properties draw:stroke="solid" svg:stroke-color="#000000" draw:fill="solid" draw:fill-color="#ffffff" fo:min-height="0.968cm"/>
    </style:style>
    <style:style style:name="gr13" style:family="graphic" style:parent-style-name="standard">
      <style:graphic-properties draw:stroke="solid" svg:stroke-color="#000000" draw:fill="solid" draw:fill-color="#ffff99" fo:min-height="0.464cm"/>
    </style:style>
    <style:style style:name="gr14" style:family="graphic" style:parent-style-name="standard">
      <style:graphic-properties draw:stroke="solid" draw:stroke-dash="Ultrafine_20_Dashed" svg:stroke-color="#000000" draw:fill="solid" draw:fill-color="#ffffff" fo:min-height="7.307cm"/>
    </style:style>
    <style:style style:name="gr15" style:family="graphic" style:parent-style-name="standard">
      <style:graphic-properties draw:stroke="solid" svg:stroke-color="#000000" draw:fill="solid" draw:fill-color="#d6efff" fo:min-height="2.639cm"/>
    </style:style>
    <style:style style:name="gr16" style:family="graphic" style:parent-style-name="standard">
      <style:graphic-properties draw:stroke="solid" svg:stroke-color="#000000" draw:fill="none" draw:fill-color="#ffffff" fo:min-height="0.567cm"/>
    </style:style>
    <style:style style:name="gr17" style:family="graphic" style:parent-style-name="standard">
      <style:graphic-properties draw:stroke="solid" svg:stroke-color="#000000" draw:fill="none" draw:fill-color="#ffffff" fo:min-height="18.823cm"/>
    </style:style>
    <style:style style:name="gr18" style:family="graphic" style:parent-style-name="standard">
      <style:graphic-properties draw:stroke="solid" svg:stroke-color="#000000" draw:fill="solid" draw:fill-color="#ffff99" fo:min-height="17.833cm"/>
    </style:style>
    <style:style style:name="gr19" style:family="graphic" style:parent-style-name="standard">
      <style:graphic-properties draw:stroke="solid" svg:stroke-color="#000000" draw:fill="solid" draw:fill-color="#ffffff" fo:min-height="0.412cm"/>
    </style:style>
    <style:style style:name="gr20" style:family="graphic" style:parent-style-name="standard">
      <style:graphic-properties draw:stroke="solid" svg:stroke-color="#000000" draw:fill="solid" draw:fill-color="#ffffff" fo:min-height="12.003cm"/>
    </style:style>
    <style:style style:name="gr21" style:family="graphic" style:parent-style-name="standard">
      <style:graphic-properties draw:stroke="solid" svg:stroke-color="#000000" draw:fill="solid" draw:fill-color="#d6efff" fo:min-height="11.172cm"/>
    </style:style>
    <style:style style:name="gr22" style:family="graphic" style:parent-style-name="standard">
      <style:graphic-properties draw:stroke="solid" svg:stroke-color="#000000" draw:fill="none" draw:fill-color="#ffffff" fo:min-height="0.609cm"/>
    </style:style>
    <style:style style:name="gr23" style:family="graphic" style:parent-style-name="standard">
      <style:graphic-properties draw:stroke="solid" svg:stroke-color="#000000" draw:fill="solid" draw:fill-color="#00cccc" fo:min-height="8.854cm"/>
    </style:style>
    <style:style style:name="gr24" style:family="graphic" style:parent-style-name="standard">
      <style:graphic-properties draw:stroke="solid" svg:stroke-color="#000000" draw:fill="solid" draw:fill-color="#ffffff" fo:min-height="0.597cm"/>
    </style:style>
    <style:style style:name="gr25" style:family="graphic" style:parent-style-name="standard">
      <style:graphic-properties draw:stroke="solid" svg:stroke-color="#000000" draw:fill="none" draw:fill-color="#ffffff" fo:min-height="0.397cm"/>
    </style:style>
    <style:style style:name="gr26" style:family="graphic" style:parent-style-name="standard">
      <style:graphic-properties draw:stroke="solid" svg:stroke-color="#000000" draw:fill="solid" draw:fill-color="#ffffff" fo:min-height="6.726cm"/>
    </style:style>
    <style:style style:name="gr27" style:family="graphic" style:parent-style-name="standard">
      <style:graphic-properties draw:stroke="solid" svg:stroke-color="#000000" draw:fill="none" draw:fill-color="#ffffff" fo:min-height="4.762cm"/>
    </style:style>
    <style:style style:name="gr28" style:family="graphic" style:parent-style-name="standard">
      <style:graphic-properties draw:stroke="solid" svg:stroke-color="#000000" draw:fill="none" draw:fill-color="#ffffff" fo:min-height="0.186cm"/>
    </style:style>
    <style:style style:name="gr29" style:family="graphic" style:parent-style-name="standard">
      <style:graphic-properties draw:stroke="solid" svg:stroke-color="#000000" draw:fill="none" draw:fill-color="#ffffff" fo:min-height="0.607cm"/>
    </style:style>
    <style:style style:name="gr30" style:family="graphic" style:parent-style-name="standard">
      <style:graphic-properties draw:stroke="solid" svg:stroke-color="#000000" draw:fill="none" draw:fill-color="#ffffff" fo:min-height="0.217cm"/>
    </style:style>
    <style:style style:name="gr31" style:family="graphic" style:parent-style-name="standard">
      <style:graphic-properties draw:stroke="none" svg:stroke-color="#000000" draw:fill="none" draw:fill-color="#ffffff" fo:min-height="0.373cm"/>
    </style:style>
    <style:style style:name="gr32" style:family="graphic" style:parent-style-name="standard">
      <style:graphic-properties draw:stroke="solid" svg:stroke-color="#000000" draw:fill="none" draw:fill-color="#ffffff" fo:min-height="1.898cm"/>
    </style:style>
    <style:style style:name="gr33" style:family="graphic" style:parent-style-name="standard">
      <style:graphic-properties draw:stroke="solid" svg:stroke-color="#000000" draw:fill="none" draw:fill-color="#ffffff" fo:min-height="0.745cm"/>
    </style:style>
    <style:style style:name="gr34" style:family="graphic" style:parent-style-name="standard">
      <style:graphic-properties draw:stroke="solid" svg:stroke-color="#000000" draw:fill="none" draw:fill-color="#ffffff" fo:min-height="0.806cm"/>
    </style:style>
    <style:style style:name="gr35" style:family="graphic" style:parent-style-name="standard">
      <style:graphic-properties draw:stroke="solid" svg:stroke-color="#000000" draw:fill="none" draw:fill-color="#ffffff" fo:min-height="1.415cm"/>
    </style:style>
    <style:style style:name="gr36" style:family="graphic" style:parent-style-name="standard">
      <style:graphic-properties draw:stroke="solid" svg:stroke-color="#000000" draw:fill="none" draw:fill-color="#ffffff" fo:min-height="0.482cm"/>
    </style:style>
    <style:style style:name="gr37" style:family="graphic" style:parent-style-name="standard">
      <style:graphic-properties draw:stroke="solid" svg:stroke-color="#000000" draw:fill="none" draw:fill-color="#ffffff" fo:min-height="23.652cm"/>
    </style:style>
    <style:style style:name="gr38" style:family="graphic" style:parent-style-name="standard">
      <style:graphic-properties draw:stroke="solid" svg:stroke-color="#000000" draw:fill="solid" draw:fill-color="#ffff99" fo:min-height="22.583cm"/>
    </style:style>
    <style:style style:name="gr39" style:family="graphic" style:parent-style-name="standard">
      <style:graphic-properties draw:stroke="solid" svg:stroke-color="#000000" draw:fill="solid" draw:fill-color="#ffffff" fo:min-height="11.306cm"/>
    </style:style>
    <style:style style:name="gr40" style:family="graphic" style:parent-style-name="standard">
      <style:graphic-properties draw:stroke="solid" svg:stroke-color="#000000" draw:fill="solid" draw:fill-color="#00cccc" fo:min-height="8.248cm"/>
    </style:style>
    <style:style style:name="gr41" style:family="graphic" style:parent-style-name="standard">
      <style:graphic-properties draw:stroke="solid" svg:stroke-color="#000000" draw:fill="solid" draw:fill-color="#d6efff" fo:min-height="6.207cm"/>
    </style:style>
    <style:style style:name="gr42" style:family="graphic" style:parent-style-name="standard">
      <style:graphic-properties draw:stroke="solid" svg:stroke-color="#000000" draw:fill="solid" draw:fill-color="#ffffff" fo:min-height="4.442cm"/>
    </style:style>
    <style:style style:name="gr43" style:family="graphic" style:parent-style-name="standard">
      <style:graphic-properties draw:stroke="solid" svg:stroke-color="#000000" draw:fill="solid" draw:fill-color="#ffffff" fo:min-height="0.186cm"/>
    </style:style>
    <style:style style:name="gr44" style:family="graphic" style:parent-style-name="standard">
      <style:graphic-properties draw:stroke="solid" svg:stroke-color="#000000" draw:fill="solid" draw:fill-color="#ffffff" fo:min-height="7.534cm"/>
    </style:style>
    <style:style style:name="gr45" style:family="graphic" style:parent-style-name="standard">
      <style:graphic-properties draw:stroke="solid" svg:stroke-color="#000000" draw:fill="none" draw:fill-color="#ffffff" fo:min-height="1.323cm"/>
    </style:style>
    <style:style style:name="gr46" style:family="graphic" style:parent-style-name="standard">
      <style:graphic-properties draw:stroke="solid" svg:stroke-color="#000000" draw:fill="solid" draw:fill-color="#00cccc" fo:min-height="2.788cm"/>
    </style:style>
    <style:style style:name="gr47" style:family="graphic" style:parent-style-name="standard">
      <style:graphic-properties draw:stroke="solid" svg:stroke-color="#000000" draw:fill="solid" draw:fill-color="#d6efff" fo:min-height="0.628cm"/>
    </style:style>
    <style:style style:name="gr48" style:family="graphic" style:parent-style-name="standard">
      <style:graphic-properties draw:stroke="none" svg:stroke-color="#000000" draw:fill="none" draw:fill-color="#ffffff" fo:min-height="9.452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size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style:style style:name="T5" style:family="text">
      <style:text-properties fo:font-size="8pt" fo:font-style="normal" style:font-size-asian="8pt" style:font-style-asian="normal" style:font-size-complex="8pt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0pt" fo:font-style="normal" style:font-size-asian="10pt" style:font-style-asian="normal" style:font-size-complex="10pt" style:font-style-complex="normal"/>
    </style:style>
    <style:style style:name="T10" style:family="text">
      <style:text-properties fo:font-size="10pt"/>
    </style:style>
    <style:style style:name="T11" style:family="text">
      <style:text-properties fo:font-size="10pt" fo:font-style="italic" style:font-style-asian="italic" style:font-style-complex="italic"/>
    </style:style>
    <style:style style:name="T12" style:family="text">
      <style:text-properties fo:font-size="10pt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5.444cm" svg:height="1.911cm" svg:x="2.023cm" svg:y="1.478cm">
          <draw:text-box>
            <text:p><text:span text:style-name="T1">Tab for Diagrams</text:span></text:p>
          </draw:text-box>
        </draw:frame>
        <draw:frame draw:style-name="gr2" draw:text-style-name="P2" draw:layer="layout" svg:width="17.039cm" svg:height="15.222cm" svg:x="1.947cm" svg:y="4.587cm">
          <draw:text-box>
            <text:p><text:span text:style-name="T2">#tab_diagrams .workbody .workouter</text:span></text:p>
          </draw:text-box>
        </draw:frame>
        <draw:frame draw:style-name="gr3" draw:layer="layout" svg:width="6.657cm" svg:height="1.46cm" svg:x="2.172cm" svg:y="2.357cm">
          <draw:text-box>
            <text:p>#templates</text:p>
            <text:p>5 draggable images of template nodes,</text:p>
            <text:p>with labels</text:p>
          </draw:text-box>
        </draw:frame>
        <draw:frame draw:style-name="gr4" draw:layer="layout" svg:width="3.001cm" svg:height="0.672cm" svg:x="10.554cm" svg:y="2.287cm">
          <draw:text-box>
            <text:p>#libraryactivator</text:p>
          </draw:text-box>
        </draw:frame>
        <draw:frame draw:style-name="gr4" draw:layer="layout" svg:width="3.212cm" svg:height="0.672cm" svg:x="13.934cm" svg:y="2.297cm">
          <draw:text-box>
            <text:p>#optionsactivator</text:p>
          </draw:text-box>
        </draw:frame>
        <draw:frame draw:style-name="gr5" draw:text-style-name="P2" draw:layer="layout" svg:width="16.563cm" svg:height="12.033cm" svg:x="2.237cm" svg:y="7.434cm">
          <draw:text-box>
            <text:p><text:span text:style-name="T2">#diagrams_body .tabs-bottom</text:span></text:p>
            <text:p><text:span text:style-name="T2"/></text:p>
            <text:p><text:span text:style-name="T2">. . . </text:span></text:p>
          </draw:text-box>
        </draw:frame>
        <draw:frame draw:style-name="gr6" draw:layer="layout" svg:width="3.066cm" svg:height="1.057cm" svg:x="2.499cm" svg:y="17.173cm">
          <draw:text-box>
            <text:p>#servaddbutton</text:p>
            <text:p>.servplusbutton</text:p>
          </draw:text-box>
        </draw:frame>
        <draw:frame draw:style-name="gr7" draw:layer="layout" svg:width="12.578cm" svg:height="2.582cm" svg:x="5.901cm" svg:y="16.652cm">
          <draw:text-box>
            <text:p>ul</text:p>
            <text:p/>
            <text:p>...</text:p>
          </draw:text-box>
        </draw:frame>
        <draw:frame draw:style-name="gr8" draw:text-style-name="P3" draw:layer="layout" svg:width="11.528cm" svg:height="2.182cm" svg:x="6.573cm" svg:y="16.904cm">
          <draw:text-box>
            <text:p><text:span text:style-name="T3">li</text:span></text:p>
          </draw:text-box>
        </draw:frame>
        <draw:frame draw:style-name="gr9" draw:text-style-name="P3" draw:layer="layout" svg:width="6.93cm" svg:height="1.869cm" svg:x="7.181cm" svg:y="17.135cm">
          <draw:text-box>
            <text:p><text:span text:style-name="T3">a href=”diagram</text:span><text:span text:style-name="T4">xx</text:span><text:span text:style-name="T5">”</text:span></text:p>
          </draw:text-box>
        </draw:frame>
        <draw:frame draw:style-name="gr10" draw:text-style-name="P3" draw:layer="layout" svg:width="3.57cm" svg:height="1.825cm" svg:x="14.338cm" svg:y="17.156cm">
          <draw:text-box>
            <text:p><text:span text:style-name="T3">a</text:span></text:p>
          </draw:text-box>
        </draw:frame>
        <draw:frame draw:style-name="gr11" draw:text-style-name="P3" draw:layer="layout" svg:width="2.94cm" svg:height="0.903cm" svg:x="14.863cm" svg:y="17.975cm">
          <draw:text-box>
            <text:p><text:span text:style-name="T3">span .ui-icon </text:span></text:p>
            <text:p><text:span text:style-name="T3">.ui-icon-circle-close</text:span></text:p>
          </draw:text-box>
        </draw:frame>
        <draw:frame draw:style-name="gr12" draw:text-style-name="P3" draw:layer="layout" svg:width="3.507cm" svg:height="1.218cm" svg:x="10.058cm" svg:y="17.471cm">
          <draw:text-box>
            <text:p><text:span text:style-name="T3">span</text:span></text:p>
          </draw:text-box>
        </draw:frame>
        <draw:frame draw:style-name="gr13" draw:text-style-name="P3" draw:layer="layout" svg:width="2.477cm" svg:height="0.903cm" svg:x="10.983cm" svg:y="17.639cm">
          <draw:text-box>
            <text:p><text:span text:style-name="T3">span #tabtitle</text:span><text:span text:style-name="T4">xx</text:span><text:span text:style-name="T3"> .tabtitle</text:span></text:p>
          </draw:text-box>
        </draw:frame>
        <draw:frame draw:style-name="gr14" draw:layer="layout" svg:width="14.258cm" svg:height="7.557cm" svg:x="3.423cm" svg:y="8.82cm">
          <draw:text-box>
            <text:p>#diagram<text:span text:style-name="T6">xx</text:span><text:span text:style-name="T7"> .workspace { $(...).tabs(“add”,”diagram</text:span><text:span text:style-name="T6">xx</text:span><text:span text:style-name="T7">”,label) }</text:span></text:p>
          </draw:text-box>
        </draw:frame>
        <draw:frame draw:style-name="gr15" draw:layer="layout" svg:width="10.468cm" svg:height="2.889cm" svg:x="3.906cm" svg:y="9.933cm">
          <draw:text-box>
            <text:p>#diagrams_workspace<text:span text:style-name="T6">xx</text:span><text:span text:style-name="T7"> <text:s/>.fancyworkspace</text:span></text:p>
            <text:p><text:span text:style-name="T7">newDiagramTab()</text:span></text:p>
          </draw:text-box>
        </draw:frame>
        <draw:frame draw:style-name="gr16" draw:layer="layout" svg:width="4.494cm" svg:height="0.817cm" svg:x="13.244cm" svg:y="3.312cm">
          <draw:text-box>
            <text:p>other div's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7" draw:text-style-name="P2" draw:layer="layout" svg:width="17.898cm" svg:height="19.073cm" svg:x="1.946cm" svg:y="4.587cm">
          <draw:text-box>
            <text:p><text:span text:style-name="T2">#tab_singlefs .workbody .workouter</text:span></text:p>
          </draw:text-box>
        </draw:frame>
        <draw:frame draw:style-name="gr18" draw:text-style-name="P2" draw:layer="layout" svg:width="17.353cm" svg:height="18.083cm" svg:x="2.236cm" svg:y="5.195cm">
          <draw:text-box>
            <text:p><text:span text:style-name="T2">#singlefs_body .workbody .workinner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...</text:span></text:p>
          </draw:text-box>
        </draw:frame>
        <draw:frame draw:style-name="gr19" draw:text-style-name="P2" draw:layer="layout" svg:width="5.901cm" svg:height="0.662cm" svg:x="2.845cm" svg:y="6.095cm">
          <draw:text-box>
            <text:p><text:span text:style-name="T2">H1</text:span></text:p>
          </draw:text-box>
        </draw:frame>
        <draw:frame draw:style-name="gr20" draw:text-style-name="P2" draw:layer="layout" svg:width="16.341cm" svg:height="12.253cm" svg:x="3.045cm" svg:y="6.995cm">
          <draw:text-box>
            <text:p><text:span text:style-name="T2">#singlefs</text:span><text:span text:style-name="T8">xx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:</text:span></text:p>
          </draw:text-box>
        </draw:frame>
        <draw:frame draw:style-name="gr21" draw:text-style-name="P2" draw:layer="layout" svg:width="15.697cm" svg:height="11.422cm" svg:x="3.305cm" svg:y="7.657cm">
          <draw:text-box>
            <text:p><text:span text:style-name="T2">#singlefs_workspace</text:span><text:span text:style-name="T8">xx</text:span><text:span text:style-name="T9"> .workspace .plainworkspace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...</text:span></text:p>
          </draw:text-box>
        </draw:frame>
        <draw:frame draw:style-name="gr22" draw:text-style-name="P2" draw:layer="layout" svg:width="10.345cm" svg:height="1.057cm" svg:x="3.484cm" svg:y="8.494cm">
          <draw:text-box>
            <text:p><text:span text:style-name="T2">p</text:span></text:p>
            <text:p><text:span text:style-name="T2">Title (print only), expand/collapse or explanation</text:span></text:p>
          </draw:text-box>
        </draw:frame>
        <draw:frame draw:style-name="gr23" draw:layer="layout" svg:width="14.711cm" svg:height="9.104cm" svg:x="4.095cm" svg:y="9.849cm">
          <draw:text-box>
            <text:p>#sfaccordion<text:span text:style-name="T6">xx</text:span>_<text:span text:style-name="T6">nn</text:span></text:p>
          </draw:text-box>
        </draw:frame>
        <draw:frame draw:style-name="gr24" draw:layer="layout" svg:width="14.023cm" svg:height="0.847cm" svg:x="4.407cm" svg:y="10.594cm">
          <draw:text-box>
            <text:p>h3 </text:p>
          </draw:text-box>
        </draw:frame>
        <draw:frame draw:style-name="gr25" draw:layer="layout" svg:width="5.397cm" svg:height="0.654cm" svg:x="12.741cm" svg:y="10.737cm">
          <draw:text-box>
            <text:p>span #sfamark<text:span text:style-name="T6">xx</text:span>_<text:span text:style-name="T6">nn</text:span></text:p>
          </draw:text-box>
        </draw:frame>
        <draw:frame draw:style-name="gr26" draw:layer="layout" svg:width="13.996cm" svg:height="6.976cm" svg:x="4.407cm" svg:y="11.51cm">
          <draw:text-box>
            <text:p>div</text:p>
          </draw:text-box>
        </draw:frame>
        <draw:frame draw:style-name="gr27" draw:layer="layout" svg:width="13.525cm" svg:height="5.012cm" svg:x="4.62cm" svg:y="12.198cm">
          <draw:text-box>
            <text:p>#sfa<text:span text:style-name="T6">xx</text:span>_<text:span text:style-name="T6">nn</text:span></text:p>
            <text:p><text:span text:style-name="T6"/></text:p>
            <text:p><text:span text:style-name="T6"/></text:p>
            <text:p><text:span text:style-name="T6"/></text:p>
            <text:p><text:span text:style-name="T7">:</text:span></text:p>
          </draw:text-box>
        </draw:frame>
        <draw:frame draw:style-name="gr28" draw:layer="layout" svg:width="3.906cm" svg:height="0.654cm" svg:x="4.667cm" svg:y="17.611cm">
          <draw:text-box>
            <text:p>input #sfaadd<text:span text:style-name="T6">xx</text:span>_<text:span text:style-name="T6">nn</text:span></text:p>
          </draw:text-box>
        </draw:frame>
        <draw:frame draw:style-name="gr29" draw:text-style-name="P3" draw:layer="layout" svg:width="12.918cm" svg:height="0.857cm" svg:x="4.822cm" svg:y="12.868cm">
          <draw:text-box>
            <text:p><text:span text:style-name="T3">.threat</text:span></text:p>
          </draw:text-box>
        </draw:frame>
        <draw:frame draw:style-name="gr30" draw:text-style-name="P3" draw:layer="layout" svg:width="3.3cm" svg:height="0.577cm" svg:x="5.989cm" svg:y="13.054cm">
          <draw:text-box>
            <text:p><text:span text:style-name="T3">.th_name .thr_header</text:span></text:p>
          </draw:text-box>
        </draw:frame>
        <draw:frame draw:style-name="gr30" draw:text-style-name="P3" draw:layer="layout" svg:width="3.502cm" svg:height="0.577cm" svg:x="13.632cm" svg:y="13.024cm">
          <draw:text-box>
            <text:p><text:span text:style-name="T3">.th_remark .thr_header</text:span></text:p>
          </draw:text-box>
        </draw:frame>
        <draw:frame draw:style-name="gr31" draw:layer="layout" svg:width="2.288cm" svg:height="0.654cm" svg:x="10.534cm" svg:y="13.017cm">
          <draw:text-box>
            <text:p>. . . </text:p>
          </draw:text-box>
        </draw:frame>
        <draw:frame draw:style-name="gr32" draw:text-style-name="P3" draw:layer="layout" svg:width="13.105cm" svg:height="2.148cm" svg:x="4.807cm" svg:y="14.502cm">
          <draw:text-box>
            <text:p><text:span text:style-name="T3">#dth</text:span><text:span text:style-name="T4">pfx_mm </text:span><text:span text:style-name="T5">.threat <text:s/>{ .addtablerow(#sfa</text:span><text:span text:style-name="T4">xx</text:span><text:span text:style-name="T5">_</text:span><text:span text:style-name="T4">nn</text:span><text:span text:style-name="T5">,sfa</text:span><text:span text:style-name="T4">xx_nn</text:span><text:span text:style-name="T5">,) }</text:span></text:p>
          </draw:text-box>
        </draw:frame>
        <draw:frame draw:style-name="gr33" draw:text-style-name="P3" draw:layer="layout" svg:width="4.016cm" svg:height="0.995cm" svg:x="5.071cm" svg:y="15.234cm">
          <draw:text-box>
            <text:p><text:span text:style-name="T3">#dth_</text:span><text:span text:style-name="T4">pfx</text:span><text:span text:style-name="T3">name</text:span><text:span text:style-name="T4">mm</text:span><text:span text:style-name="T3"> </text:span></text:p>
            <text:p><text:span text:style-name="T3">.th_name .thr_header</text:span></text:p>
          </draw:text-box>
        </draw:frame>
        <draw:frame draw:style-name="gr34" draw:text-style-name="P3" draw:layer="layout" svg:width="3.533cm" svg:height="1.056cm" svg:x="11.024cm" svg:y="15.188cm">
          <draw:text-box>
            <text:p><text:span text:style-name="T3">#dth_</text:span><text:span text:style-name="T4">pfx</text:span><text:span text:style-name="T3">remark</text:span><text:span text:style-name="T4">mm</text:span></text:p>
            <text:p><text:span text:style-name="T3">.th_remark .thr_header</text:span></text:p>
          </draw:text-box>
        </draw:frame>
        <draw:frame draw:style-name="gr31" draw:layer="layout" svg:width="2.288cm" svg:height="0.654cm" svg:x="9.709cm" svg:y="15.414cm">
          <draw:text-box>
            <text:p>. . . </text:p>
          </draw:text-box>
        </draw:frame>
        <draw:frame draw:style-name="gr35" draw:text-style-name="P3" draw:layer="layout" svg:width="2.973cm" svg:height="1.665cm" svg:x="14.83cm" svg:y="14.766cm">
          <draw:text-box>
            <text:p><text:span text:style-name="T3">.th_del</text:span></text:p>
          </draw:text-box>
        </draw:frame>
        <draw:frame draw:style-name="gr36" draw:text-style-name="P3" draw:layer="layout" svg:width="2.506cm" svg:height="0.903cm" svg:x="15.032cm" svg:y="15.28cm">
          <draw:text-box>
            <text:p><text:span text:style-name="T3">input #dth_</text:span><text:span text:style-name="T4">pfx</text:span><text:span text:style-name="T5">del</text:span><text:span text:style-name="T4">mm</text:span></text:p>
          </draw:text-box>
        </draw:frame>
        <draw:frame draw:style-name="gr1" draw:text-style-name="P1" draw:layer="layout" svg:width="15.444cm" svg:height="1.911cm" svg:x="2.023cm" svg:y="1.477cm">
          <draw:text-box>
            <text:p><text:span text:style-name="T1">Tab for Single Failures</text:span></text:p>
          </draw:text-box>
        </draw:frame>
        <draw:frame draw:style-name="gr6" draw:layer="layout" svg:width="3.066cm" svg:height="1.057cm" svg:x="2.448cm" svg:y="20.837cm">
          <draw:text-box>
            <text:p>#servaddbuttonf</text:p>
            <text:p>.servplusbutton</text:p>
          </draw:text-box>
        </draw:frame>
        <draw:frame draw:style-name="gr7" draw:layer="layout" svg:width="12.578cm" svg:height="2.582cm" svg:x="5.85cm" svg:y="20.316cm">
          <draw:text-box>
            <text:p>ul</text:p>
            <text:p/>
            <text:p>...</text:p>
          </draw:text-box>
        </draw:frame>
        <draw:frame draw:style-name="gr8" draw:text-style-name="P3" draw:layer="layout" svg:width="11.528cm" svg:height="2.182cm" svg:x="6.522cm" svg:y="20.568cm">
          <draw:text-box>
            <text:p><text:span text:style-name="T3">li</text:span></text:p>
          </draw:text-box>
        </draw:frame>
        <draw:frame draw:style-name="gr9" draw:text-style-name="P3" draw:layer="layout" svg:width="6.93cm" svg:height="1.869cm" svg:x="7.13cm" svg:y="20.799cm">
          <draw:text-box>
            <text:p><text:span text:style-name="T3">a href=”diagram</text:span><text:span text:style-name="T4">xx</text:span><text:span text:style-name="T5">”</text:span></text:p>
          </draw:text-box>
        </draw:frame>
        <draw:frame draw:style-name="gr10" draw:text-style-name="P3" draw:layer="layout" svg:width="3.57cm" svg:height="1.825cm" svg:x="14.287cm" svg:y="20.82cm">
          <draw:text-box>
            <text:p><text:span text:style-name="T3">a</text:span></text:p>
          </draw:text-box>
        </draw:frame>
        <draw:frame draw:style-name="gr11" draw:text-style-name="P3" draw:layer="layout" svg:width="2.94cm" svg:height="0.903cm" svg:x="14.812cm" svg:y="21.639cm">
          <draw:text-box>
            <text:p><text:span text:style-name="T3">span .ui-icon </text:span></text:p>
            <text:p><text:span text:style-name="T3">.ui-icon-circle-close</text:span></text:p>
          </draw:text-box>
        </draw:frame>
        <draw:frame draw:style-name="gr12" draw:text-style-name="P3" draw:layer="layout" svg:width="3.507cm" svg:height="1.218cm" svg:x="10.007cm" svg:y="21.135cm">
          <draw:text-box>
            <text:p><text:span text:style-name="T3">span</text:span></text:p>
          </draw:text-box>
        </draw:frame>
        <draw:frame draw:style-name="gr13" draw:text-style-name="P3" draw:layer="layout" svg:width="2.477cm" svg:height="0.903cm" svg:x="10.932cm" svg:y="21.303cm">
          <draw:text-box>
            <text:p><text:span text:style-name="T3">span #tabtitle</text:span><text:span text:style-name="T4">xx</text:span><text:span text:style-name="T3"> .tabtitle</text:span></text:p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37" draw:text-style-name="P2" draw:layer="layout" svg:width="17.039cm" svg:height="23.902cm" svg:x="1.946cm" svg:y="4.587cm">
          <draw:text-box>
            <text:p><text:span text:style-name="T2">#tab_sharedfs .workbody .workouter</text:span></text:p>
          </draw:text-box>
        </draw:frame>
        <draw:frame draw:style-name="gr38" draw:text-style-name="P2" draw:layer="layout" svg:width="16.563cm" svg:height="22.833cm" svg:x="2.236cm" svg:y="5.195cm">
          <draw:text-box>
            <text:p><text:span text:style-name="T2">#sharedfs_body .workbody .workinner</text:span></text:p>
          </draw:text-box>
        </draw:frame>
        <draw:frame draw:style-name="gr19" draw:text-style-name="P2" draw:layer="layout" svg:width="5.901cm" svg:height="0.662cm" svg:x="2.845cm" svg:y="6.095cm">
          <draw:text-box>
            <text:p><text:span text:style-name="T2">H1</text:span></text:p>
          </draw:text-box>
        </draw:frame>
        <draw:frame draw:style-name="gr39" draw:text-style-name="P2" draw:layer="layout" svg:width="15.505cm" svg:height="11.556cm" svg:x="2.845cm" svg:y="6.995cm">
          <draw:text-box>
            <text:p><text:span text:style-name="T2">#ccfaccordion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:</text:span></text:p>
          </draw:text-box>
        </draw:frame>
        <draw:frame draw:style-name="gr22" draw:text-style-name="P2" draw:layer="layout" svg:width="10.345cm" svg:height="1.057cm" svg:x="3.184cm" svg:y="7.894cm">
          <draw:text-box>
            <text:p><text:span text:style-name="T2">p</text:span></text:p>
            <text:p><text:span text:style-name="T2">Title (print only), expand/collapse or explanation</text:span></text:p>
          </draw:text-box>
        </draw:frame>
        <draw:frame draw:style-name="gr40" draw:text-style-name="P4" draw:layer="layout" svg:width="14.711cm" svg:height="8.498cm" svg:x="3.195cm" svg:y="9.807cm">
          <draw:text-box>
            <text:p><text:span text:style-name="T10">#ccfaccordion</text:span><text:span text:style-name="T11">nn</text:span></text:p>
            <text:p><text:span text:style-name="T12"/></text:p>
          </draw:text-box>
        </draw:frame>
        <draw:frame draw:style-name="gr24" draw:text-style-name="P4" draw:layer="layout" svg:width="14.023cm" svg:height="0.847cm" svg:x="3.507cm" svg:y="10.594cm">
          <draw:text-box>
            <text:p><text:span text:style-name="T10">h3 </text:span></text:p>
          </draw:text-box>
        </draw:frame>
        <draw:frame draw:style-name="gr25" draw:text-style-name="P4" draw:layer="layout" svg:width="5.397cm" svg:height="0.654cm" svg:x="11.841cm" svg:y="10.737cm">
          <draw:text-box>
            <text:p><text:span text:style-name="T10">span #sfmark</text:span><text:span text:style-name="T11">nn</text:span></text:p>
          </draw:text-box>
        </draw:frame>
        <draw:frame draw:style-name="gr41" draw:text-style-name="P4" draw:layer="layout" svg:width="13.996cm" svg:height="6.457cm" svg:x="3.507cm" svg:y="11.51cm">
          <draw:text-box>
            <text:p><text:span text:style-name="T10">div</text:span></text:p>
          </draw:text-box>
        </draw:frame>
        <draw:frame draw:style-name="gr42" draw:text-style-name="P4" draw:layer="layout" svg:width="13.525cm" svg:height="4.692cm" svg:x="3.72cm" svg:y="12.198cm">
          <draw:text-box>
            <text:p><text:span text:style-name="T10">#ccfa</text:span><text:span text:style-name="T11">nn</text:span></text:p>
            <text:p><text:span text:style-name="T11"/></text:p>
            <text:p><text:span text:style-name="T11"/></text:p>
            <text:p><text:span text:style-name="T11"/></text:p>
            <text:p><text:span text:style-name="T12">:</text:span></text:p>
          </draw:text-box>
        </draw:frame>
        <draw:frame draw:style-name="gr43" draw:text-style-name="P4" draw:layer="layout" svg:width="3.278cm" svg:height="0.654cm" svg:x="3.767cm" svg:y="17.111cm">
          <draw:text-box>
            <text:p><text:span text:style-name="T10">input #ccfaadd</text:span><text:span text:style-name="T11">nn</text:span></text:p>
          </draw:text-box>
        </draw:frame>
        <draw:frame draw:style-name="gr29" draw:text-style-name="P3" draw:layer="layout" svg:width="12.918cm" svg:height="0.857cm" svg:x="3.922cm" svg:y="12.868cm">
          <draw:text-box>
            <text:p><text:span text:style-name="T3">.threat</text:span></text:p>
          </draw:text-box>
        </draw:frame>
        <draw:frame draw:style-name="gr30" draw:text-style-name="P3" draw:layer="layout" svg:width="3.3cm" svg:height="0.577cm" svg:x="5.089cm" svg:y="13.054cm">
          <draw:text-box>
            <text:p><text:span text:style-name="T3">.th_name .thr_header</text:span></text:p>
          </draw:text-box>
        </draw:frame>
        <draw:frame draw:style-name="gr30" draw:text-style-name="P3" draw:layer="layout" svg:width="3.502cm" svg:height="0.577cm" svg:x="12.732cm" svg:y="13.024cm">
          <draw:text-box>
            <text:p><text:span text:style-name="T3">.th_remark .thr_header</text:span></text:p>
          </draw:text-box>
        </draw:frame>
        <draw:frame draw:style-name="gr31" draw:text-style-name="P4" draw:layer="layout" svg:width="2.288cm" svg:height="0.654cm" svg:x="9.634cm" svg:y="13.017cm">
          <draw:text-box>
            <text:p><text:span text:style-name="T10">. . . </text:span></text:p>
          </draw:text-box>
        </draw:frame>
        <draw:frame draw:style-name="gr32" draw:text-style-name="P3" draw:layer="layout" svg:width="13.105cm" svg:height="2.148cm" svg:x="3.907cm" svg:y="14.502cm">
          <draw:text-box>
            <text:p><text:span text:style-name="T3">#dth_</text:span><text:span text:style-name="T4">pfx_mm </text:span><text:span text:style-name="T5">.threat <text:s/>{ .addtablerow() }</text:span></text:p>
          </draw:text-box>
        </draw:frame>
        <draw:frame draw:style-name="gr33" draw:text-style-name="P3" draw:layer="layout" svg:width="4.016cm" svg:height="0.995cm" svg:x="4.171cm" svg:y="15.234cm">
          <draw:text-box>
            <text:p><text:span text:style-name="T3">#dth_</text:span><text:span text:style-name="T4">pfx</text:span><text:span text:style-name="T3">name</text:span><text:span text:style-name="T4">mm</text:span><text:span text:style-name="T3"> </text:span></text:p>
            <text:p><text:span text:style-name="T3">.th_name .thr_header</text:span></text:p>
          </draw:text-box>
        </draw:frame>
        <draw:frame draw:style-name="gr34" draw:text-style-name="P3" draw:layer="layout" svg:width="3.533cm" svg:height="1.056cm" svg:x="10.124cm" svg:y="15.188cm">
          <draw:text-box>
            <text:p><text:span text:style-name="T3">#dth_</text:span><text:span text:style-name="T4">pfx</text:span><text:span text:style-name="T3">remark</text:span><text:span text:style-name="T4">mm</text:span></text:p>
            <text:p><text:span text:style-name="T3">.th_remark .thr_header</text:span></text:p>
          </draw:text-box>
        </draw:frame>
        <draw:frame draw:style-name="gr31" draw:text-style-name="P4" draw:layer="layout" svg:width="2.288cm" svg:height="0.654cm" svg:x="8.809cm" svg:y="15.414cm">
          <draw:text-box>
            <text:p><text:span text:style-name="T10">. . . </text:span></text:p>
          </draw:text-box>
        </draw:frame>
        <draw:frame draw:style-name="gr35" draw:text-style-name="P3" draw:layer="layout" svg:width="2.973cm" svg:height="1.665cm" svg:x="13.93cm" svg:y="14.766cm">
          <draw:text-box>
            <text:p><text:span text:style-name="T3">.th_del</text:span></text:p>
          </draw:text-box>
        </draw:frame>
        <draw:frame draw:style-name="gr36" draw:text-style-name="P3" draw:layer="layout" svg:width="2.506cm" svg:height="0.903cm" svg:x="14.132cm" svg:y="15.28cm">
          <draw:text-box>
            <text:p><text:span text:style-name="T3">input #dthl_</text:span><text:span text:style-name="T4">pfx</text:span><text:span text:style-name="T5">del</text:span><text:span text:style-name="T4">mm</text:span></text:p>
          </draw:text-box>
        </draw:frame>
        <draw:frame draw:style-name="gr1" draw:text-style-name="P1" draw:layer="layout" svg:width="15.444cm" svg:height="1.911cm" svg:x="2.023cm" svg:y="1.477cm">
          <draw:text-box>
            <text:p><text:span text:style-name="T1">Tab for Shared Failures (up to beta 1)</text:span></text:p>
          </draw:text-box>
        </draw:frame>
        <draw:frame draw:style-name="gr44" draw:text-style-name="P2" draw:layer="layout" svg:width="15.505cm" svg:height="7.784cm" svg:x="2.846cm" svg:y="19.178cm">
          <draw:text-box>
            <text:p><text:span text:style-name="T2">#ccfdisabled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:</text:span></text:p>
          </draw:text-box>
        </draw:frame>
        <draw:frame draw:style-name="gr45" draw:layer="layout" svg:width="8.368cm" svg:height="1.573cm" svg:x="3.353cm" svg:y="19.998cm">
          <draw:text-box>
            <text:p>hr</text:p>
            <text:p>h2<text:tab/>Disabled Shared Failures</text:p>
            <text:p>p<text:tab/>uitleg</text:p>
          </draw:text-box>
        </draw:frame>
        <draw:frame draw:style-name="gr46" draw:text-style-name="P4" draw:layer="layout" svg:width="15.048cm" svg:height="3.038cm" svg:x="3.072cm" svg:y="22.685cm">
          <draw:text-box>
            <text:p><text:span text:style-name="T10">#ccfaccordion</text:span><text:span text:style-name="T11">nn</text:span></text:p>
          </draw:text-box>
        </draw:frame>
        <draw:frame draw:style-name="gr24" draw:text-style-name="P4" draw:layer="layout" svg:width="14.023cm" svg:height="0.847cm" svg:x="3.277cm" svg:y="23.392cm">
          <draw:text-box>
            <text:p><text:span text:style-name="T10">h3 </text:span></text:p>
          </draw:text-box>
        </draw:frame>
        <draw:frame draw:style-name="gr25" draw:text-style-name="P4" draw:layer="layout" svg:width="5.397cm" svg:height="0.654cm" svg:x="11.611cm" svg:y="23.535cm">
          <draw:text-box>
            <text:p><text:span text:style-name="T10">span #sfmark</text:span><text:span text:style-name="T11">nn</text:span></text:p>
          </draw:text-box>
        </draw:frame>
        <draw:frame draw:style-name="gr47" draw:text-style-name="P4" draw:layer="layout" svg:width="13.996cm" svg:height="0.878cm" svg:x="3.318cm" svg:y="24.425cm">
          <draw:text-box>
            <text:p><text:span text:style-name="T10">div</text:span></text:p>
          </draw:text-box>
        </draw:frame>
      </draw:page>
      <draw:page draw:name="page4" draw:style-name="dp1" draw:master-page-name="Default">
        <office:forms form:automatic-focus="false" form:apply-design-mode="false"/>
        <draw:frame draw:style-name="gr48" draw:layer="layout" svg:width="16.359cm" svg:height="12.107cm" svg:x="1.297cm" svg:y="1.331cm">
          <draw:text-box>
            <text:p><text:span text:style-name="T1">Z-Indices</text:span></text:p>
            <text:p/>
            <text:p>1000+<text:tab/>standard dialog() rasterConfirm,rasterAlert</text:p>
            <text:p>999<text:tab/>.uidraggable (#sharedfs_body)</text:p>
            <text:p/>
            <text:p>800<text:tab/>actpanels</text:p>
            <text:p/>
            <text:p>701<text:tab/>submenu</text:p>
            <text:p>700 <text:tab/>menu</text:p>
            <text:p/>
            <text:p>400<text:tab/>report dialog() nodereport, componentthreats, checklist_tXXX</text:p>
            <text:p/>
            <text:p>150<text:tab/>tabs</text:p>
            <text:p/>
            <text:p>105<text:tab/>.tC</text:p>
            <text:p>101<text:tab/>template label</text:p>
            <text:p>100<text:tab/>template</text:p>
            <text:p/>
            <text:p>99<text:tab/>scroller region</text:p>
            <text:p>98<text:tab/>tinynodes</text:p>
            <text:p>97<text:tab/>scroller overview</text:p>
            <text:p/>
            <text:p>15<text:tab/>node decorations nodeC,nodeW,magnitude</text:p>
            <text:p>11<text:tab/>header</text:p>
            <text:p>10<text:tab/>node</text:p>
            <text:p>2<text:tab/>connbutton (connector close button)</text:p>
            <text:p>2<text:tab/>endpoint jsPlumb</text:p>
            <text:p>1<text:tab/>connector jsPlumb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Lucida Gran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5-07T15:21:56</meta:creation-date>
    <dc:date>2011-08-06T11:45:32</dc:date>
    <meta:editing-duration>PT19H43M51S</meta:editing-duration>
    <meta:editing-cycles>30</meta:editing-cycles>
    <meta:generator>NeoOffice/3.2.1_Beta$Unix OpenOffice.org_project/Patch 0</meta:generator>
    <meta:document-statistic meta:object-count="77"/>
  </office:meta>
</office:document-meta>
</file>